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d9110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rsid="001d9110" officeooo:paragraph-rsid="001d9110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text-properties officeooo:paragraph-rsid="000a2dfa"/>
    </style:style>
    <style:style style:name="P8" style:family="paragraph" style:parent-style-name="Text_20_body">
      <style:text-properties officeooo:rsid="001f8886" officeooo:paragraph-rsid="001f8886"/>
    </style:style>
    <style:style style:name="P9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Heading_20_3">
      <style:text-properties fo:font-weight="normal" officeooo:paragraph-rsid="001d9110"/>
    </style:style>
    <style:style style:name="P11" style:family="paragraph" style:parent-style-name="Heading_20_3">
      <style:text-properties fo:font-weight="normal" officeooo:paragraph-rsid="001d9110" style:font-weight-asian="normal" style:font-weight-complex="normal"/>
    </style:style>
    <style:style style:name="P12" style:family="paragraph" style:parent-style-name="Heading_20_3">
      <style:text-properties officeooo:paragraph-rsid="001d9110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Standard">
      <style:text-properties fo:language="es" fo:country="ES" officeooo:rsid="0027c316" officeooo:paragraph-rsid="0027c316"/>
    </style:style>
    <style:style style:name="P16" style:family="paragraph" style:parent-style-name="Standard">
      <style:text-properties fo:language="es" fo:country="ES" officeooo:rsid="00284945" officeooo:paragraph-rsid="00284945"/>
    </style:style>
    <style:style style:name="P17" style:family="paragraph" style:parent-style-name="Standard">
      <style:text-properties fo:language="es" fo:country="ES" officeooo:paragraph-rsid="0026558e"/>
    </style:style>
    <style:style style:name="P18" style:family="paragraph" style:parent-style-name="Standard" style:list-style-name="L9">
      <style:text-properties fo:language="es" fo:country="ES"/>
    </style:style>
    <style:style style:name="P1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77d5" style:text-blinking="false" fo:background-color="transparent"/>
    </style:style>
    <style:style style:name="P24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10ef" officeooo:paragraph-rsid="002110ef" style:text-blinking="false" fo:background-color="transparent"/>
    </style:style>
    <style:style style:name="P26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2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9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30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1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2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33" style:family="paragraph" style:parent-style-name="Heading_20_2" style:list-style-name="L5">
      <style:text-properties officeooo:paragraph-rsid="000a2dfa"/>
    </style:style>
    <style:style style:name="P34" style:family="paragraph" style:parent-style-name="Heading_20_2">
      <style:text-properties fo:font-weight="bold" style:font-weight-asian="bold" style:font-weight-complex="bold"/>
    </style:style>
    <style:style style:name="P35" style:family="paragraph" style:parent-style-name="Heading_20_2">
      <style:text-properties fo:language="es" fo:country="ES" fo:font-weight="bold" officeooo:rsid="0026558e" officeooo:paragraph-rsid="0026558e" style:font-weight-asian="bold" style:font-weight-complex="bold"/>
    </style:style>
    <style:style style:name="P36" style:family="paragraph" style:parent-style-name="Heading_20_1" style:list-style-name="L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Helvetica Neue" fo:font-size="10.5pt" fo:letter-spacing="normal" fo:font-style="normal" fo:font-weight="normal" officeooo:rsid="0023223b"/>
    </style:style>
    <style:style style:name="T12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style:text-blinking="false" fo:background-color="#d9d9d9" loext:char-shading-value="0" style:font-weight-asian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font-name="Arial" fo:font-size="12pt" fo:font-style="normal" style:text-underline-style="none" officeooo:rsid="000c8eb9" style:text-blinking="false" style:font-weight-asian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/>
    </style:style>
    <style:style style:name="T17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fo:font-weight="normal" officeooo:rsid="001d9110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/>
    </style:style>
    <style:style style:name="T20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style:text-blinking="false" style:font-weight-asian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font-name="Arial" fo:font-size="12pt" fo:font-style="italic" style:text-underline-style="none" officeooo:rsid="000c8eb9" style:text-blinking="false" style:font-weight-asian="normal" style:font-weight-complex="normal"/>
    </style:style>
    <style:style style:name="T22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3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303336" style:font-name="inherit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6" style:family="text">
      <style:text-properties fo:font-variant="normal" fo:text-transform="none" style:font-name="inherit" fo:font-size="10.5pt" fo:letter-spacing="normal" fo:font-style="normal" fo:font-weight="normal" loext:padding="0in" loext:border="none"/>
    </style:style>
    <style:style style:name="T27" style:family="text">
      <style:text-properties fo:font-variant="normal" fo:text-transform="none" style:font-name="inherit" fo:font-size="10.5pt" fo:letter-spacing="normal" fo:font-style="normal" fo:font-weight="normal" officeooo:rsid="0024d9c3" loext:padding="0in" loext:border="none"/>
    </style:style>
    <style:style style:name="T28" style:family="text">
      <style:text-properties fo:font-variant="normal" fo:text-transform="none" style:font-name="inherit" fo:font-size="10.5pt" fo:letter-spacing="normal" fo:font-style="normal" fo:font-weight="bold" style:font-weight-asian="bold" style:font-weight-complex="bold" loext:padding="0in" loext:border="none"/>
    </style:style>
    <style:style style:name="T29" style:family="text">
      <style:text-properties fo:font-variant="normal" fo:text-transform="none" style:font-name="Inter" fo:font-size="10.5pt" fo:letter-spacing="normal" fo:font-style="normal" fo:font-weight="normal" loext:padding="0in" loext:border="none"/>
    </style:style>
    <style:style style:name="T30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31" style:family="text">
      <style:text-properties style:font-name="Arial" fo:font-size="11pt" fo:font-style="normal" fo:font-weight="normal"/>
    </style:style>
    <style:style style:name="T32" style:family="text">
      <style:text-properties fo:background-color="transparent" loext:char-shading-value="0"/>
    </style:style>
    <style:style style:name="T33" style:family="text">
      <style:text-properties fo:font-weight="bold" fo:background-color="transparent" loext:char-shading-value="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4d9c3" style:font-weight-asian="bold" style:font-weight-complex="bold"/>
    </style:style>
    <style:style style:name="T36" style:family="text">
      <style:text-properties officeooo:rsid="001d9110"/>
    </style:style>
    <style:style style:name="T37" style:family="text">
      <style:text-properties fo:color="#1155cc" fo:font-style="italic" style:text-underline-style="solid" style:text-underline-width="auto" style:text-underline-color="font-color"/>
    </style:style>
    <style:style style:name="T38" style:family="text">
      <style:text-properties officeooo:rsid="002177d5"/>
    </style:style>
    <style:style style:name="T39" style:family="text">
      <style:text-properties officeooo:rsid="0024d9c3"/>
    </style:style>
    <style:style style:name="T40" style:family="text">
      <style:text-properties fo:font-weight="normal" officeooo:rsid="0024d9c3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6" text:outline-level="2">App requirements</text:h>
      <text:p text:style-name="P1">Main functionality: User inputs sentiment and genre of the song to help on lyrics creation by auto-completing verses.</text:p>
      <text:p text:style-name="Text_20_body"/>
      <text:p text:style-name="P1">User inputs:</text:p>
      <text:list xml:id="list889304472" text:style-name="L1">
        <text:list-item>
          <text:p text:style-name="P19">Genre of the song</text:p>
        </text:list-item>
        <text:list-item>
          <text:p text:style-name="P19">Sentiment of the lyrics. From a discrete set or a continuous value from 0 to 1 representing positiveness of the lyrics?</text:p>
        </text:list-item>
      </text:list>
      <text:h text:style-name="P6" text:outline-level="2">Possibilities &amp; limits</text:h>
      <text:p text:style-name="P2">There are examples around the internet concerning audio and lyrics analysis, as well as audio and lyrics generation. Our goal is to help on lyrics generation.</text:p>
      <text:p text:style-name="P2">Creating the dataset by classifying song by sentiment would be an whole project, so we will focus on gathering the data we need and making the text predictor tool.</text:p>
      <text:p text:style-name="P2">Possibilities:</text:p>
      <text:list xml:id="list3921237780" text:style-name="L2">
        <text:list-item>
          <text:p text:style-name="P21">Prediction of a 3 or 4 word string from a started verser of the lyric.</text:p>
        </text:list-item>
        <text:list-item>
          <text:p text:style-name="P21">Generation of a verse based on previous ones. Much more difficult.</text:p>
        </text:list-item>
      </text:list>
      <text:h text:style-name="P6" text:outline-level="2">Initial data set requirements</text:h>
      <text:p text:style-name="P1">The initial dataset we need requires:</text:p>
      <text:list xml:id="list1697447090" text:style-name="L3">
        <text:list-item>
          <text:p text:style-name="P20">Track</text:p>
          <text:list>
            <text:list-item>
              <text:p text:style-name="P20">Title</text:p>
            </text:list-item>
            <text:list-item>
              <text:p text:style-name="P20">Lyric</text:p>
            </text:list-item>
            <text:list-item>
              <text:p text:style-name="P20">Sentiment of the lyrics (continuous value or discrete set of sentiments)</text:p>
            </text:list-item>
            <text:list-item>
              <text:p text:style-name="P20">Genre</text:p>
            </text:list-item>
            <text:list-item>
              <text:p text:style-name="P20">Maybe sentimental info of the audio</text:p>
            </text:list-item>
          </text:list>
        </text:list-item>
        <text:list-item>
          <text:p text:style-name="P20">Artist</text:p>
        </text:list-item>
        <text:list-item>
          <text:p text:style-name="P20">Language (Most probably all of them in english)</text:p>
        </text:list-item>
      </text:list>
      <text:h text:style-name="P35" text:outline-level="2">Dudas</text:h>
      <text:p text:style-name="P15">Como limpiamos los datos? Canciones a partir de cierta fecha, campos vacios</text:p>
      <text:p text:style-name="P16">Como juntar todas las letras? Procesamos letra a letra o todo en conjunto? </text:p>
      <text:p text:style-name="P16">Que hace exactamente idF en TF-IDF? Si vamos a hacer análisis por sentimientos, no debería importar el documento en sí, sino el sentimiento?</text:p>
      <text:p text:style-name="P17"/>
      <text:p text:style-name="P17"><text:bookmark text:name="aabb"/>Do we remove stop words, or not?</text:p>
      <text:list xml:id="list1646671641" text:style-name="L9">
        <text:list-item>
          <text:p text:style-name="P18"><text:bookmark text:name="ff17"/>Do we stem or lemmatize our text data, or leave the words as is?</text:p>
        </text:list-item>
        <text:list-item>
          <text:p text:style-name="P18"><text:bookmark text:name="aa55"/>Is basic tokenization enough, or do we need to support special edge cases through the use of regex?</text:p>
        </text:list-item>
        <text:list-item>
          <text:p text:style-name="P18"><text:bookmark text:name="e83e"/>Do we stick with English words only or do we allow for other languages?</text:p>
        </text:list-item>
        <text:list-item>
          <text:p text:style-name="P18"><text:bookmark text:name="a214"/>Do we use the entire vocabulary, or just limit the model to a subset of the most frequently used words? If so, how many?</text:p>
        </text:list-item>
        <text:list-item>
          <text:p text:style-name="P18"><text:bookmark text:name="1b88"/><text:soft-page-break/>Do we engineer other features, such as bigrams, POS tags, or Mutual Information Scores?</text:p>
        </text:list-item>
        <text:list-item>
          <text:p text:style-name="P18"><text:bookmark text:name="5e9e"/>What sort of vectorization should we use in our model? Boolean Vectorization? Count Vectorization? TF-IDF? More advanced vectorization strategies such as Word2Vec?</text:p>
        </text:list-item>
      </text:list>
      <text:p text:style-name="P14"/>
      <text:h text:style-name="P6" text:outline-level="2">Steps</text:h>
      <text:list xml:id="list3406509012" text:style-name="L4">
        <text:list-item>
          <text:p text:style-name="P22">Research and data gathering</text:p>
          <text:p text:style-name="P25">Script from <text:s/><text:a xlink:type="simple" xlink:href="https://github.com/sgiammy/emotion-patterns-in-music-playlistsfr" text:style-name="Internet_20_link" text:visited-style-name="Visited_20_Internet_20_Link"><text:span text:style-name="T37">https://github.com/sgiammy/emotion-patterns-in-music-playlists</text:span></text:a> to download lyrics from LyricWikia</text:p>
        </text:list-item>
        <text:list-item>
          <text:p text:style-name="P22">Data <text:span text:style-name="T38">Cleaning</text:span></text:p>
        </text:list-item>
        <text:list-item>
          <text:p text:style-name="P23">Data enrichment <text:span text:style-name="T38">(?)</text:span></text:p>
        </text:list-item>
        <text:list-item>
          <text:p text:style-name="P22">Lyrics and sentimental analysis + word groups</text:p>
        </text:list-item>
      </text:list>
      <text:h text:style-name="P6" text:outline-level="2">Tutoriales</text:h>
      <text:p text:style-name="P3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><text:a xlink:type="simple" xlink:href="https://towardsdatascience.com/how-we-used-nltk-and-nlp-to-predict-a-songs-genre-from-its-lyrics-54e338ded537" text:style-name="Internet_20_link" text:visited-style-name="Visited_20_Internet_20_Link">https://towardsdatascience.com/how-we-used-nltk-and-nlp-to-predict-a-songs-genre-from-its-lyrics-54e338ded537</text:a></text:p>
      <text:h text:style-name="P7" text:outline-level="2">Internet data sources</text:h>
      <text:list xml:id="list3654989429" text:style-name="L5">
        <text:list-item>
          <text:h text:style-name="P33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</text:span></text:h>
        </text:list-item>
      </text:list>
      <text:p text:style-name="Standard"><text:span text:style-name="T34">380,000 lyrics </text:span>from MetroLyrics <text:s/><text:span text:style-name="T35">(csv)</text:span><text:span text:style-name="T40"> </text:span><text:span text:style-name="T39">(</text:span><text:span text:style-name="T26">index, song, year, artist, </text:span><text:span text:style-name="T29"><text:s/></text:span><text:span text:style-name="T28">genre</text:span><text:span text:style-name="T26">, </text:span><text:span text:style-name="T28">lyrics</text:span><text:span text:style-name="T27">) </text:span><text:a xlink:type="simple" xlink:href="https://www.kaggle.com/gyani95/380000-lyrics-from-metrolyrics" text:style-name="Internet_20_link" text:visited-style-name="Visited_20_Internet_20_Link"><text:span text:style-name="T27">https://www.kaggle.com/gyani95/380000-lyrics-from-metrolyrics</text:span></text:a></text:p>
      <text:p text:style-name="Standard"/>
      <text:p text:style-name="Text_20_body"/>
      <text:list xml:id="list3345560540" text:style-name="L6">
        <text:list-item>
          <text:h text:style-name="P36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29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29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29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29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26"><text:span text:style-name="T33">API </text:span><text:span text:style-name="T32">Spotify:</text:span></text:p>
          <text:list>
            <text:list-item>
              <text:p text:style-name="P24">Many data resources</text:p>
            </text:list-item>
            <text:list-item>
              <text:p text:style-name="P27"><text:span text:style-name="T32">Valence: value from 0 to 1 that describes </text:span><text:span text:style-name="T33">musical positiveness </text:span><text:span text:style-name="T32">(not lyric positiveness) of a track.</text:span></text:p>
            </text:list-item>
            <text:list-item>
              <text:p text:style-name="P27"><text:span text:style-name="T32">Other features like </text:span><text:span text:style-name="T33">acousticness, danceability, energy, liveness and loudness</text:span></text:p>
            </text:list-item>
            <text:list-item>
              <text:p text:style-name="P24">No lyrics</text:p>
            </text:list-item>
          </text:list>
        </text:list-item>
        <text:list-item>
          <text:p text:style-name="P27"><text:span text:style-name="T33">API </text:span><text:span text:style-name="T32">Musixmatch developer:</text:span></text:p>
          <text:list>
            <text:list-item>
              <text:p text:style-name="P28"><text:soft-page-break/> <text:span text:style-name="T31">TRACK: Rating, instrumental and explicit flags, genre, title translations</text:span></text:p>
            </text:list-item>
            <text:list-item>
              <text:p text:style-name="P24">ARTIST:  Rating, genre</text:p>
            </text:list-item>
            <text:list-item>
              <text:p text:style-name="P24">ALBUM:  Rating, genre</text:p>
            </text:list-item>
          </text:list>
        </text:list-item>
        <text:list-item>
          <text:p text:style-name="P27"><text:span text:style-name="T33">API </text:span><text:span text:style-name="T32">GENIUS:</text:span></text:p>
          <text:list>
            <text:list-item>
              <text:p text:style-name="P24">Lyrics and information about artists and tracks</text:p>
            </text:list-item>
          </text:list>
        </text:list-item>
        <text:list-item>
          <text:p text:style-name="P30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30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30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30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2">Related projects and stuff:</text:p>
      <text:list xml:id="list2494274538" text:style-name="L7">
        <text:list-item>
          <text:p text:style-name="P31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31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32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32"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32"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31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31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2">We might have to add the sentiment to our lyrics database as there is no big database with songs and sentiments of the lyric. We have to continue investigating</text:p>
      <text:p text:style-name="P2">Conforming the initial dataset: Spotify API (valence) + Musixmatch API (genre) + GENIUS API (lyrics)</text:p>
      <text:p text:style-name="Text_20_body"/>
      <text:p text:style-name="P2">ver esto</text:p>
      <text:p text:style-name="P3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9" text:outline-level="2"><text:soft-page-break/>Python</text:h>
      <text:h text:style-name="P11" text:outline-level="3">Virtual Environment</text:h>
      <text:h text:style-name="P10" text:outline-level="3"><text:span text:style-name="T12">Create venv</text:span><text:span text:style-name="T13">: </text:span><text:span text:style-name="T19">python3 -m venv VENV_NAME</text:span></text:h>
      <text:h text:style-name="P10" text:outline-level="3"><text:span text:style-name="T12">Activate venv: </text:span><text:span text:style-name="T14"><text:s/></text:span><text:span text:style-name="T15">so</text:span><text:span text:style-name="T20">urce </text:span><text:span text:style-name="T21">VE</text:span><text:span text:style-name="T19">NV_FLODER/bin/activate</text:span></text:h>
      <text:h text:style-name="P12" text:outline-level="3"><text:span text:style-name="T12">Deactivate venv: </text:span><text:span text:style-name="T16">deactivate</text:span></text:h>
      <text:h text:style-name="P12" text:outline-level="3"><text:span text:style-name="T18">Export venv</text:span><text:span text:style-name="T17">: </text:span><text:span text:style-name="Source_20_Text"><text:span text:style-name="T22">pip freeze &gt;</text:span></text:span><text:span text:style-name="Source_20_Text"><text:span text:style-name="T23"> </text:span></text:span><text:span text:style-name="Source_20_Text"><text:span text:style-name="T22">requirements.txt</text:span></text:span></text:h>
      <text:p text:style-name="P4"><text:span text:style-name="T36">Import venv: </text:span><text:span text:style-name="Source_20_Text"><text:span text:style-name="T24">pip install -r path/to/requirements.txt</text:span></text:span></text:p>
      <text:p text:style-name="P5"/>
      <text:p text:style-name="P13"><text:span text:style-name="T11">C</text:span><text:span text:style-name="T10">lean the documents (eliminate HTML markup, etc.), you can use libraries such as </text:span><text:a xlink:type="simple" xlink:href="https://www.crummy.com/software/BeautifulSoup/bs4/doc/" office:target-frame-name="_blank" xlink:show="new" text:style-name="Internet_20_link" text:visited-style-name="Visited_20_Internet_20_Link"><text:span text:style-name="T25">BeautifulSoup4</text:span></text:a><text:span text:style-name="T10">.</text:span></text:p>
      <text:p text:style-name="Text_20_body"/>
      <text:p text:style-name="P8">PANDAS</text:p>
      <text:p text:style-name="P8"/>
      <text:p text:style-name="P8"><text:a xlink:type="simple" xlink:href="https://python.gotrained.com/text-classification-with-pandas-scikit/" text:style-name="Internet_20_link" text:visited-style-name="Visited_20_Internet_20_Link">https://python.gotrained.com/text-classification-with-pandas-sciki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zeitung" svg:font-family="zeitung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2-18T23:57:32.208939367</dc:date>
    <meta:editing-duration>PT8H7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87" meta:word-count="823" meta:character-count="5500" meta:non-whitespace-character-count="4802"/>
  </office:meta>
</office:document-meta>
</file>